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7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font-name="LM Roman Unslanted 1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7.763cm" svg:x="1.4cm" svg:y="0.837cm" presentation:class="title" presentation:user-transformed="true">
          <draw:text-box>
            <text:p text:style-name="P1">The Tutorial That Goes Like This<text:line-break/><text:line-break/><text:span text:style-name="T1">Learning Python through music</text:span><text:span text:style-name="T1"><text:line-break/></text:span><text:span text:style-name="T1">With thanks to the MIT music21 project</text:span><text:span text:style-name="T1"><text:line-break/></text:span><text:span text:style-name="T1"><text:line-break/></text:span><text:span text:style-name="T1"><text:line-break/></text:span><text:span text:style-name="T2">Once in every dojo</text:span><text:span text:style-name="T2"><text:line-break/></text:span><text:span text:style-name="T2">There's a tutorial like this</text:span><text:span text:style-name="T2"><text:line-break/></text:span><text:span text:style-name="T2">It starts off somewhat slow</text:span><text:span text:style-name="T2"><text:line-break/></text:span><text:span text:style-name="T2">And ends with import th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tutorial for beginners using MIDI<text:line-break/></text:p>
              </text:list-item>
              <text:list-item>
                <text:p>Uses MIT's music21<text:line-break/></text:p>
              </text:list-item>
              <text:list-item>
                <text:p>MusicXML rendering by MuseScore<text:line-break/></text:p>
              </text:list-item>
              <text:list-item>
                <text:p>MIDI playing by Tim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torials are great- great sense of progress and... yeah, okay, I've printed my name a thousand times now... what next?<text:line-break/></text:p>
              </text:list-item>
              <text:list-item>
                <text:p>Give another way into programming contextualised with music.<text:line-break/></text:p>
              </text:list-item>
              <text:list-item>
                <text:p>Provide examples of reasonably written code for learner to read, modify, and come to understa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Why... music21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atively easy to use, good docs.<text:line-break/></text:p>
              </text:list-item>
              <text:list-item>
                <text:p>It worked within ten minutes of getting star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rrent progress/Live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et the parrot rite be enacted in His name.</text:p>
                <text:p>“Now that we three are gathered here...”<text:line-break/>“...it is an ex-parrot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r more experienced Pythonistas: Getting started with music2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eb.mit.edu/music21" xlink:type="simple">http://web.mit.edu/music21</text:a></text:p>
              </text:list-item>
              <text:list-item>
                <text:p>pip install music21</text:p>
              </text:list-item>
              <text:list-item>
                <text:p>Seems to work with python3 (cursory test)</text:p>
              </text:list-item>
              <text:list-item>
                <text:p>Install Timidity &amp; MuseScore</text:p>
              </text:list-item>
              <text:list-item>
                <text:p>Can also make use of matplotlib, numpy, scipy</text:p>
              </text:list-item>
              <text:list-item>
                <text:p>Notes can be specified numerically (e.g. note.Note(4))</text:p>
              </text:list-item>
              <text:list-item>
                <text:p>Corpus:<text:line-break/>from music21 import corpus<text:line-break/>track = corpus.parse('beethoven/opus59no3')</text:p>
              </text:list-item>
              <text:list-item>
                <text:p>Has analysis and graph libraries (see docs/tutorials on si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sing com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install guide to be created. Help appreciated for getting started docs (including installing python &amp; pycharm) for Windows and Mac.</text:p>
              </text:list-item>
              <text:list-item>
                <text:p>Other context based tutorials afterwards? PIL/low or Pyglet for those of an artistic mindset?</text:p>
              </text:list-item>
              <text:list-item>
                <text:p>Comments/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6T19:34:25.131798280</meta:creation-date>
    <dc:date>2015-05-06T23:49:51.352637528</dc:date>
    <meta:editing-duration>PT26M42S</meta:editing-duration>
    <meta:editing-cycles>13</meta:editing-cycles>
    <meta:generator>LibreOffice/4.2.8.2$Linux_X86_64 LibreOffice_project/420m0$Build-2</meta:generator>
    <meta:document-statistic meta:object-count="48"/>
  </office:meta>
</office:document-meta>
</file>